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border-top="0.0104in double #00000A" style:border-line-width-top="0.0034in 0.0034in 0.0034in" fo:border-left="none" fo:border-bottom="0.0104in double #00000A" style:border-line-width-bottom="0.0034in 0.0034in 0.0034in" fo:border-right="none" fo:padding-top="0.0138in" fo:padding-left="0in" fo:padding-bottom="0.0138in" fo:padding-right="0in" style:shadow="none" fo:text-align="center" fo:line-height="140%"/>
    </style:style>
    <style:style style:name="T2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3" style:parent-style-name="Standard" style:family="paragraph">
      <style:paragraph-properties fo:widows="0" fo:orphans="0" fo:border-top="0.0104in double #00000A" style:border-line-width-top="0.0034in 0.0034in 0.0034in" fo:border-left="none" fo:border-bottom="0.0104in double #00000A" style:border-line-width-bottom="0.0034in 0.0034in 0.0034in" fo:border-right="none" fo:padding-top="0.0138in" fo:padding-left="0in" fo:padding-bottom="0.0138in" fo:padding-right="0in" style:shadow="none" fo:line-height="140%"/>
    </style:style>
    <style:style style:name="T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5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6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7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8" style:parent-style-name="Fuentedepárrafopredeter." style:family="text">
      <style:text-properties style:font-name="Arial" style:font-name-complex="Arial" fo:font-variant="small-caps" fo:font-size="10pt" style:font-size-asian="10pt" style:font-size-complex="10pt" fo:background-color="#FFFF00"/>
    </style:style>
    <style:style style:name="P9" style:parent-style-name="Standard" style:family="paragraph">
      <style:paragraph-properties fo:widows="0" fo:orphans="0" fo:border-top="0.0104in double #00000A" style:border-line-width-top="0.0034in 0.0034in 0.0034in" fo:border-left="none" fo:border-bottom="0.0104in double #00000A" style:border-line-width-bottom="0.0034in 0.0034in 0.0034in" fo:border-right="none" fo:padding-top="0.0138in" fo:padding-left="0in" fo:padding-bottom="0.0138in" fo:padding-right="0in" style:shadow="none" fo:line-height="140%"/>
    </style:style>
    <style:style style:name="T10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1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2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13" style:parent-style-name="Standard" style:family="paragraph">
      <style:paragraph-properties fo:widows="0" fo:orphans="0" fo:border-top="0.0104in double #00000A" style:border-line-width-top="0.0034in 0.0034in 0.0034in" fo:border-left="none" fo:border-bottom="0.0104in double #00000A" style:border-line-width-bottom="0.0034in 0.0034in 0.0034in" fo:border-right="none" fo:padding-top="0.0138in" fo:padding-left="0in" fo:padding-bottom="0.0138in" fo:padding-right="0in" style:shadow="none" fo:line-height="140%"/>
    </style:style>
    <style:style style:name="T1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5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6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7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18" style:parent-style-name="Standard" style:family="paragraph">
      <style:paragraph-properties fo:widows="0" fo:orphans="0" fo:text-align="justify" fo:line-height="140%"/>
    </style:style>
    <style:style style:name="T19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20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21" style:parent-style-name="Standard" style:family="paragraph">
      <style:paragraph-properties fo:widows="0" fo:orphans="0" fo:text-align="justify" fo:line-height="140%"/>
    </style:style>
    <style:style style:name="T22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23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2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25" style:parent-style-name="Fuentedepárrafopredeter." style:family="text">
      <style:text-properties style:font-name="Tahoma" style:font-name-complex="Arial" fo:font-variant="small-caps" fo:font-size="8pt" style:font-size-asian="8pt" style:font-size-complex="8pt"/>
    </style:style>
    <style:style style:name="T26" style:parent-style-name="Fuentedepárrafopredeter." style:family="text">
      <style:text-properties style:font-name="Tahoma" style:font-name-complex="Arial" fo:font-weight="bold" style:font-weight-asian="bold" fo:font-variant="small-caps" fo:font-size="8pt" style:font-size-asian="8pt" style:font-size-complex="8pt"/>
    </style:style>
    <style:style style:name="T27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28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29" style:parent-style-name="Standard" style:family="paragraph">
      <style:paragraph-properties fo:widows="0" fo:orphans="0" fo:text-align="justify" fo:line-height="140%"/>
    </style:style>
    <style:style style:name="T30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31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32" style:parent-style-name="Textbody" style:family="paragraph">
      <style:paragraph-properties fo:line-height="130%"/>
      <style:text-properties style:font-name="Tahoma" fo:font-size="8pt" style:font-size-asian="8pt" style:font-size-complex="8pt"/>
    </style:style>
    <style:style style:name="P33" style:parent-style-name="Textbody" style:family="paragraph">
      <style:paragraph-properties fo:line-height="130%">
        <style:tab-stops>
          <style:tab-stop style:type="left" style:position="6.693in"/>
        </style:tab-stops>
      </style:paragraph-properties>
    </style:style>
    <style:style style:name="T34" style:parent-style-name="Fuentedepárrafopredeter." style:family="text">
      <style:text-properties style:font-name="Tahoma" fo:font-size="8pt" style:font-size-asian="8pt" style:font-size-complex="8pt"/>
    </style:style>
    <style:style style:name="T35" style:parent-style-name="Fuentedepárrafopredeter." style:family="text">
      <style:text-properties style:font-name="Tahoma" fo:font-size="8pt" style:font-size-asian="8pt" style:font-size-complex="8pt"/>
    </style:style>
    <style:style style:name="T36" style:parent-style-name="Fuentedepárrafopredeter." style:family="text">
      <style:text-properties style:font-name="Tahoma" style:text-line-through-style="solid" style:text-line-through-width="auto" style:text-line-through-color="font-color" style:text-line-through-mode="continuous" style:text-line-through-type="double" fo:font-size="8pt" style:font-size-asian="8pt" style:font-size-complex="8pt"/>
    </style:style>
    <style:style style:name="P37" style:parent-style-name="Textbody" style:family="paragraph">
      <style:paragraph-properties fo:line-height="130%"/>
      <style:text-properties style:font-name="Tahoma" fo:font-size="8pt" style:font-size-asian="8pt" style:font-size-complex="8pt"/>
    </style:style>
    <style:style style:name="P38" style:parent-style-name="Textbody" style:family="paragraph">
      <style:paragraph-properties fo:line-height="130%"/>
      <style:text-properties style:font-name="Tahoma" fo:font-size="8pt" style:font-size-asian="8pt" style:font-size-complex="8pt"/>
    </style:style>
    <style:style style:name="P39" style:parent-style-name="Textbody" style:family="paragraph">
      <style:paragraph-properties fo:line-height="130%">
        <style:tab-stops>
          <style:tab-stop style:type="left" style:position="6.6756in"/>
        </style:tab-stops>
      </style:paragraph-properties>
    </style:style>
    <style:style style:name="T40" style:parent-style-name="Fuentedepárrafopredeter." style:family="text">
      <style:text-properties style:font-name="Tahoma" fo:font-size="8pt" style:font-size-asian="8pt" style:font-size-complex="8pt"/>
    </style:style>
    <style:style style:name="T41" style:parent-style-name="Fuentedepárrafopredeter." style:family="text">
      <style:text-properties style:font-name="Tahoma" style:text-line-through-style="solid" style:text-line-through-width="auto" style:text-line-through-color="font-color" style:text-line-through-mode="continuous" style:text-line-through-type="double" fo:font-size="8pt" style:font-size-asian="8pt" style:font-size-complex="8pt"/>
    </style:style>
    <style:style style:name="P42" style:parent-style-name="Textbody" style:family="paragraph">
      <style:paragraph-properties fo:line-height="130%"/>
      <style:text-properties style:font-name="Tahoma" fo:font-size="8pt" style:font-size-asian="8pt" style:font-size-complex="8pt"/>
    </style:style>
    <style:style style:name="P43" style:parent-style-name="Textbody" style:family="paragraph">
      <style:paragraph-properties fo:line-height="130%"/>
      <style:text-properties style:font-name="Tahoma" fo:font-size="8pt" style:font-size-asian="8pt" style:font-size-complex="8pt"/>
    </style:style>
    <style:style style:name="P44" style:parent-style-name="Textbody" style:family="paragraph">
      <style:paragraph-properties fo:line-height="130%">
        <style:tab-stops>
          <style:tab-stop style:type="left" style:position="6.6666in"/>
        </style:tab-stops>
      </style:paragraph-properties>
    </style:style>
    <style:style style:name="T45" style:parent-style-name="Fuentedepárrafopredeter." style:family="text">
      <style:text-properties style:font-name="Tahoma" fo:font-size="8pt" style:font-size-asian="8pt" style:font-size-complex="8pt"/>
    </style:style>
    <style:style style:name="T46" style:parent-style-name="Fuentedepárrafopredeter." style:family="text">
      <style:text-properties style:font-name="Tahoma" style:text-line-through-style="solid" style:text-line-through-width="auto" style:text-line-through-color="font-color" style:text-line-through-mode="continuous" style:text-line-through-type="double" fo:font-size="8pt" style:font-size-asian="8pt" style:font-size-complex="8pt"/>
    </style:style>
    <style:style style:name="P47" style:parent-style-name="Textbody" style:family="paragraph">
      <style:paragraph-properties fo:widows="0" fo:orphans="0" fo:line-height="130%"/>
    </style:style>
    <style:style style:name="T48" style:parent-style-name="Fuentedepárrafopredeter." style:family="text">
      <style:text-properties style:font-name="Arial" style:font-name-complex="Arial" fo:font-variant="small-caps" fo:font-size="10pt" style:font-size-asian="10pt"/>
    </style:style>
    <style:style style:name="P49" style:parent-style-name="Standard" style:family="paragraph">
      <style:paragraph-properties fo:widows="0" fo:orphans="0" fo:text-align="justify" fo:line-height="140%"/>
    </style:style>
    <style:style style:name="T50" style:parent-style-name="Fuentedepárrafopredeter." style:family="text">
      <style:text-properties style:font-name="Arial" fo:font-weight="bold" style:font-weight-asian="bold" fo:font-variant="small-caps" fo:font-size="10pt" style:font-size-asian="10pt" style:font-size-complex="10pt"/>
    </style:style>
    <style:style style:name="T51" style:parent-style-name="Fuentedepárrafopredeter." style:family="text">
      <style:text-properties style:font-name="Arial" fo:font-variant="small-caps" fo:font-size="10pt" style:font-size-asian="10pt" style:font-size-complex="10pt"/>
    </style:style>
    <style:style style:name="T52" style:parent-style-name="Fuentedepárrafopredeter." style:family="text">
      <style:text-properties style:font-name="Arial" fo:font-variant="small-caps" fo:font-size="10pt" style:font-size-asian="10pt" style:font-size-complex="10pt"/>
    </style:style>
    <style:style style:name="P53" style:parent-style-name="Standard" style:family="paragraph">
      <style:paragraph-properties fo:widows="0" fo:orphans="0" fo:text-align="justify" fo:line-height="140%"/>
    </style:style>
    <style:style style:name="T5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55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56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57" style:parent-style-name="Standard" style:family="paragraph">
      <style:paragraph-properties fo:widows="0" fo:orphans="0" fo:text-align="justify" fo:line-height="140%"/>
    </style:style>
    <style:style style:name="T58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59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60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61" style:parent-style-name="Fuentedepárrafopredeter." style:family="text">
      <style:text-properties style:font-name="Tahoma" style:font-name-complex="Arial" fo:font-variant="small-caps" fo:font-size="8pt" style:font-size-asian="8pt" style:font-size-complex="8pt"/>
    </style:style>
    <style:style style:name="P62" style:parent-style-name="Textbody" style:family="paragraph">
      <style:paragraph-properties fo:line-height="150%">
        <style:tab-stops>
          <style:tab-stop style:type="left" style:position="6.6458in"/>
        </style:tab-stops>
      </style:paragraph-properties>
    </style:style>
    <style:style style:name="T63" style:parent-style-name="Fuentedepárrafopredeter." style:family="text">
      <style:text-properties style:font-name="Tahoma" fo:font-size="8pt" style:font-size-asian="8pt" style:font-size-complex="8pt"/>
    </style:style>
    <style:style style:name="T64" style:parent-style-name="Fuentedepárrafopredeter." style:family="text">
      <style:text-properties style:font-name="Tahoma" style:text-line-through-style="solid" style:text-line-through-width="auto" style:text-line-through-color="font-color" style:text-line-through-mode="continuous" style:text-line-through-type="double" fo:font-size="8pt" style:font-size-asian="8pt" style:font-size-complex="8pt"/>
    </style:style>
    <style:style style:name="P65" style:parent-style-name="Standard" style:family="paragraph">
      <style:paragraph-properties fo:widows="0" fo:orphans="0" fo:text-align="justify" fo:line-height="140%"/>
    </style:style>
    <style:style style:name="T66" style:parent-style-name="Fuentedepárrafopredeter." style:family="text">
      <style:text-properties style:font-name="Tahoma" style:font-name-complex="Arial" fo:font-variant="small-caps" fo:font-size="8pt" style:font-size-asian="8pt" style:font-size-complex="8pt"/>
    </style:style>
    <style:style style:name="P67" style:parent-style-name="Standard" style:family="paragraph">
      <style:paragraph-properties fo:widows="0" fo:orphans="0" fo:text-align="justify" fo:line-height="140%"/>
    </style:style>
    <style:style style:name="T68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69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70" style:parent-style-name="Standard" style:family="paragraph">
      <style:paragraph-properties fo:widows="0" fo:orphans="0" fo:text-align="justify" fo:line-height="140%"/>
    </style:style>
    <style:style style:name="T71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7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75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76" style:parent-style-name="Standard" style:family="paragraph">
      <style:paragraph-properties fo:widows="0" fo:orphans="0" fo:text-align="justify" fo:line-height="140%"/>
    </style:style>
    <style:style style:name="T77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78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79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80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81" style:parent-style-name="Standard" style:family="paragraph">
      <style:paragraph-properties fo:widows="0" fo:orphans="0" fo:text-align="justify" fo:line-height="140%"/>
    </style:style>
    <style:style style:name="T82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84" style:parent-style-name="Fuentedepárrafopredeter." style:family="text">
      <style:text-properties style:font-name="Tahoma" style:font-name-complex="Arial" fo:font-variant="small-caps" fo:color="#000000" fo:font-size="8pt" style:font-size-asian="8pt" style:font-size-complex="8pt"/>
    </style:style>
    <style:style style:name="T85" style:parent-style-name="Fuentedepárrafopredeter." style:family="text">
      <style:text-properties style:font-name="Tahoma" style:font-name-complex="Arial" fo:font-variant="small-caps" fo:color="#000000" fo:font-size="8pt" style:font-size-asian="8pt" style:font-size-complex="8pt"/>
    </style:style>
    <style:style style:name="T86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87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88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89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90" style:parent-style-name="Standard" style:family="paragraph">
      <style:paragraph-properties fo:widows="0" fo:orphans="0" fo:text-align="justify" fo:line-height="140%"/>
    </style:style>
    <style:style style:name="T91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93" style:parent-style-name="Standard" style:family="paragraph">
      <style:paragraph-properties fo:widows="0" fo:orphans="0" fo:text-align="justify" fo:line-height="140%"/>
    </style:style>
    <style:style style:name="T94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95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96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97" style:parent-style-name="Standard" style:family="paragraph">
      <style:paragraph-properties fo:widows="0" fo:orphans="0" fo:text-align="justify" fo:line-height="140%"/>
    </style:style>
    <style:style style:name="T98" style:parent-style-name="Fuentedepárrafopredeter." style:family="text">
      <style:text-properties style:font-name="Arial" style:font-name-complex="Arial" fo:font-weight="bold" style:font-weight-asian="bold" style:font-weight-complex="bold" fo:font-variant="small-caps" fo:font-size="10pt" style:font-size-asian="10pt" style:font-size-complex="10pt"/>
    </style:style>
    <style:style style:name="T99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00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P101" style:parent-style-name="Standard" style:family="paragraph">
      <style:paragraph-properties fo:widows="0" fo:orphans="0" fo:text-align="justify" fo:line-height="140%" fo:text-indent="0.0076in"/>
    </style:style>
    <style:style style:name="T102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fo:font-weight="bold" style:font-weight-asian="bold" fo:font-variant="small-caps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variant="small-caps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variant="small-caps" fo:font-size="10pt" style:font-size-asian="10pt" style:font-size-complex="10pt" fo:background-color="#FFFF00"/>
    </style:style>
    <style:style style:name="T106" style:parent-style-name="Fuentedepárrafopredeter." style:family="text">
      <style:text-properties style:font-name="Tahoma" style:font-name-complex="Arial" fo:font-variant="small-caps" fo:font-size="8pt" style:font-size-asian="8pt" style:font-size-complex="8pt"/>
    </style:style>
    <style:style style:name="T107" style:parent-style-name="Fuentedepárrafopredeter." style:family="text">
      <style:text-properties style:font-name="Tahoma" style:font-name-complex="Arial" fo:font-variant="small-caps" fo:font-size="8pt" style:font-size-asian="8pt" style:font-size-complex="8pt"/>
    </style:style>
    <style:style style:name="T108" style:parent-style-name="Fuentedepárrafopredeter." style:family="text">
      <style:text-properties style:font-name="Arial" style:font-name-complex="Arial" fo:font-variant="small-caps" fo:font-size="10pt" style:font-size-asian="10pt" style:font-size-complex="10pt" fo:background-color="#FFFF00"/>
    </style:style>
    <style:style style:name="P109" style:parent-style-name="Standard" style:family="paragraph">
      <style:paragraph-properties fo:widows="0" fo:orphans="0" fo:text-align="justify" fo:line-height="140%"/>
    </style:style>
    <style:style style:name="P110" style:parent-style-name="Textbody" style:family="paragraph">
      <style:paragraph-properties fo:widows="0" fo:orphans="0" fo:line-height="140%"/>
      <style:text-properties style:font-size-complex="12pt"/>
    </style:style>
    <style:style style:name="P111" style:parent-style-name="Standard" style:family="paragraph">
      <style:paragraph-properties fo:widows="0" fo:orphans="0" fo:text-align="justify" fo:line-height="140%"/>
    </style:style>
  </office:automatic-styles>
  <office:body>
    <office:text text:use-soft-page-breaks="true">
      <text:p text:style-name="P1"><text:span text:style-name="T2">TRANSFERENCIA DE DERECHOS DE VEHÍCULO AUTOMOTOR USADO, EN CALIDAD DE DONACION</text:span></text:p>
      <text:p text:style-name="P3"><text:span text:style-name="T4">Acta</text:span><text:span text:style-name="T5"><text:tab/></text:span><text:span text:style-name="T6"><text:tab/>:</text:span><text:span text:style-name="T7"><text:tab/></text:span><text:span text:style-name="T8">XXXXXXXXXXXXXX</text:span></text:p>
      <text:p text:style-name="P9"><text:span text:style-name="T10">Donante</text:span><text:span text:style-name="T11"><text:tab/>:</text:span><text:span text:style-name="T12"><text:tab/>Florencia Bertha Lazarte Cortavitarte</text:span></text:p>
      <text:p text:style-name="P13"><text:span text:style-name="T14">Donatario</text:span><text:span text:style-name="T15"><text:tab/>:</text:span><text:span text:style-name="T16"><text:tab/>Walter <text:s/>Humberto<text:s/></text:span><text:span text:style-name="T17">Puppi Aguado</text:span></text:p>
      <text:p text:style-name="P18"><text:span text:style-name="T19">I.- INTRODUCCIÓN</text:span><text:span text:style-name="T20">:============================================================</text:span></text:p>
      <text:p text:style-name="P21"><text:span text:style-name="T22">En la ciudad de Arequipa</text:span><text:span text:style-name="T23">aaa</text:span><text:span text:style-name="T24"><text:s/>a los<text:s/></text:span><text:span text:style-name="T25">[onshow.fec_letras], <text:s/></text:span><text:span text:style-name="T26">[onshow.nom_notario]</text:span><text:span text:style-name="T27"><text:s/>Abogado, Notario de Arequipa, con documento nacional de identidad número 30424991; fueron p</text:span><text:span text:style-name="T28">resentes en mi oficina notarial ubicada en Urbanización guardia civil III Etapa F-12, distrito Paucarpata. ====================================</text:span></text:p>
      <text:p text:style-name="P29"><text:span text:style-name="T30">II.- COMPARECIENTES</text:span><text:span text:style-name="T31">: ========================================================</text:span></text:p>
      <text:p text:style-name="P32">[a;block=begin;comm=text:p]</text:p>
      <text:p text:style-name="P33"><text:span text:style-name="T34">[a.nom</text:span><text:span text:style-name="T35">_contratante]<text:s/></text:span><text:span text:style-name="T36"><text:tab/></text:span></text:p>
      <text:p text:style-name="P37">[a;block=end;comm=text:p]</text:p>
      <text:p text:style-name="P38">[d;block=begin;comm=text:p]</text:p>
      <text:p text:style-name="P39"><text:span text:style-name="T40">[d.nom_contratante]<text:s/></text:span><text:span text:style-name="T41"><text:tab/></text:span></text:p>
      <text:p text:style-name="P42">[d;block=end;comm=text:p]</text:p>
      <text:p text:style-name="P43">[e;block=begin;comm=text:p]</text:p>
      <text:p text:style-name="P44"><text:span text:style-name="T45">[e.nom_contratante]<text:s/></text:span><text:span text:style-name="T46"><text:tab/></text:span></text:p>
      <text:p text:style-name="P47"><text:span text:style-name="T48">[e;block=end;comm=text:p]</text:span></text:p>
      <text:p text:style-name="P49"><text:span text:style-name="T50">III.- FE DE IDENTIFICACIÓN</text:span><text:span text:style-name="T51">:<text:s/></text:span><text:span text:style-name="T52">====================================================</text:span></text:p>
      <text:p text:style-name="P53"><text:span text:style-name="T54">Doy fe que los comparecientes obran con capacidad, libertad y pleno conocimiento del acto jurídico que celebran, según lo comprobé conforme a lo normado en el inciso H del artículo 54º del Decreto Legisl</text:span><text:span text:style-name="T55">ativo del Notariado; conocen el idioma castellano; les he advertido sobre los efectos legales del instrumento público notarial que se formaliza, dando cumplimiento a lo normado en el artículo 27º del mismo cuerpo normativo; y, que no conociendo a los compa</text:span><text:span text:style-name="T56">recientes he cumplido con identificarlos con los documentos por ellos presentados y cuyos números figuran en el párrafo que antecede, y me manifestaron que: =======================================================================</text:span></text:p>
      <text:p text:style-name="P57"><text:span text:style-name="T58">PRIMERO.-</text:span><text:span text:style-name="T59"><text:s/>LA DONANTE es cop</text:span><text:span text:style-name="T60">ropietaria junto con el donatario <text:s/>de un vehículo usado, que se describe a continuación:<text:s/></text:span><text:span text:style-name="T61">[b;block=begin;comm=text:p]</text:span></text:p>
      <text:p text:style-name="P62"><text:span text:style-name="T63">[b.contenido_vehicular]<text:s/></text:span><text:span text:style-name="T64"><text:tab/></text:span></text:p>
      <text:p text:style-name="P65"><text:span text:style-name="T66">[b;block=end;comm=text:p]</text:span></text:p>
      <text:p text:style-name="P67"><text:span text:style-name="T68">del Registro Vehicular de la Zona Registral N° XII – Sede Arequipa, y demás característ</text:span><text:span text:style-name="T69">icas que aparecen de la tarjeta de propiedad. ==========================================</text:span></text:p>
      <text:p text:style-name="P70"><text:span text:style-name="T71">SEGUNDO.-</text:span><text:span text:style-name="T72"><text:s text:c="2"/>LA DONANTE es copropietaria junto con el donatario del 100% (cien por ciento) de los derechos del vehículo descrito en la cláusula primera, por la presente<text:s/></text:span><text:span text:style-name="T73">transferencia LA DONANTE transfiere la totalidad de los derechos que le corresponden de dicho vehículo, en donación a favor de EL DONATARIO; obteniendo así EL DONATARIO el 100% (cien por ciento) de los derechos del vehículo, por lo que queda como único y e</text:span><text:span text:style-name="T74">xclusivo propietario.<text:s/></text:span><text:soft-page-break/><text:span text:style-name="T75">=================================================================</text:span></text:p>
      <text:p text:style-name="P76"><text:span text:style-name="T77">TERCERO.-</text:span><text:span text:style-name="T78"><text:s/>De otro lado declara LA DONANTE que respecto al vehículo materia de la presente donación, no se adeuda suma alguna por concepto de impuesto vehicular y se enc</text:span><text:span text:style-name="T79">uentra libre de toda carga, gravamen, embargo, papeletas o sanciones por infracciones de tránsito, impuestos, medida judicial o extrajudicial alguna que limite su derecho de libre disposición, no obstante, de existir algún gravamen pendiente, esta se oblig</text:span><text:span text:style-name="T80">a a efectuar el levantamiento correspondiente <text:s/>con arreglo a ley. =================================</text:span></text:p>
      <text:p text:style-name="P81"><text:span text:style-name="T82">CUARTO.-</text:span><text:span text:style-name="T83"><text:s/>Para efectos registrales se convienen en valorizar los derechos materia de la presente donación en la suma de<text:s/></text:span><text:span text:style-name="T84"><text:s/>[onshow.monto_vehi] [onshow.desmonto</text:span><text:span text:style-name="T85">_vehi]</text:span><text:span text:style-name="T86"><text:s/>========</text:span><text:span text:style-name="T87">QUINTO.-</text:span><text:span text:style-name="T88"><text:s/>De otro declara EL DONATARIO aceptar la donación que hacen a su favor, manifiesta su conformidad <text:s/>con todos los términos del presente documento y agradece el gesto a la donante. ======================================================</text:span><text:span text:style-name="T89">=====</text:span></text:p>
      <text:p text:style-name="P90"><text:span text:style-name="T91">IV.- CONCLUSIÒN</text:span><text:span text:style-name="T92">:============================================================</text:span></text:p>
      <text:p text:style-name="P93"><text:span text:style-name="T94">1.- CONSTANCIA:</text:span><text:span text:style-name="T95"><text:s/>De conformidad con lo dispuesto en el literal a) del <text:s/>artículo 55 del decreto legislativo N° 1049 y su modificatoria Decreto Legislativo N° 1232, se deja constancia de haber identificado a los otorgantes mediante su documento nacional de identidad y el si</text:span><text:span text:style-name="T96">stema de comparación biométrica. ===================================</text:span></text:p>
      <text:p text:style-name="P97"><text:span text:style-name="T98">2.- LAVADO DE ACTIVOS.-</text:span><text:span text:style-name="T99"><text:s/>De conformidad con lo dispuesto en el Decreto Legislativo Nº 1232, se deja constancia haber efectuado las mínimas acciones de control y debida diligencia sobre la<text:s/></text:span><text:span text:style-name="T100">procedencia del origen del bien, por lo  que se han efectuado las acciones de control en materia de prevención del delito de lavado de activos, vinculados a la minería ilegal u otras formas de crimen organizado. =======================================</text:span></text:p>
      <text:p text:style-name="P101"><text:span text:style-name="T102">3.-<text:s/></text:span><text:span text:style-name="T103">FE DE CONTENIDO Y LECTURA:</text:span><text:span text:style-name="T104"><text:s/>Instruidos los otorgantes del contenido del presente instrumento por la lectura que se les hizo, se ratifican en su contenido, procediendo a firmar junto conmigo, de lo que doy fe.<text:s/></text:span><text:span text:style-name="T105">La presente acta se inicia en la foja serie<text:s/></text:span><text:span text:style-name="T106">[ons</text:span><text:span text:style-name="T107">how.folioini]</text:span><text:span text:style-name="T108"><text:s text:c="2"/>y termina en la foja serie B-2151528 vuelta. Doy fe. ===================================</text:span></text:p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oindependienteCar" style:display-name="Texto independiente Car" style:family="text" style:parent-style-name="Fuentedepárrafopredeter.">
      <style:text-properties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2.0472in" fo:margin-left="1.8111in" fo:margin-bottom="0.3937in" fo:margin-right="0.315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RLL_02</meta:initial-creator>
    <dc:creator>Jeander</dc:creator>
    <meta:creation-date>2015-05-28T14:56:00Z</meta:creation-date>
    <dc:date>2020-08-13T15:43:00Z</dc:date>
    <meta:template xlink:href="Normal" xlink:type="simple"/>
    <meta:editing-cycles>7</meta:editing-cycles>
    <meta:editing-duration>PT33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723" meta:character-count="4695" meta:row-count="33" meta:non-whitespace-character-count="3981"/>
  </office:meta>
</office:document-meta>
</file>